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/ColorTable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3" svg:font-family="'Open Sans'" style:font-adornments="Bold" style:font-family-generic="roman" style:font-pitch="variable"/>
    <style:font-face style:name="Open Sans5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4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7.1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7.165cm" svg:x="2.8cm" svg:y="2.914cm" presentation:class="title" presentation:user-transformed="true">
          <draw:text-box>
            <text:p text:style-name="P1"><text:tab/><text:tab/><text:tab/><text:tab/><text:tab/><text:tab/><text:span text:style-name="T1">CS 6018</text:span><text:span text:style-name="T1"><text:line-break/></text:span><text:span text:style-name="T1"> <text:s/>Application System Design</text:span></text:p>
          </draw:text-box>
        </draw:frame>
        <draw:frame draw:style-name="gr1" draw:text-style-name="P3" draw:layer="layout" svg:width="18.8cm" svg:height="2.783cm" svg:x="5.8cm" svg:y="11.2cm">
          <draw:text-box>
            <text:p><text:span text:style-name="T2">Instructor</text:span><text:span text:style-name="T3">: Varun Shankar</text:span></text:p>
            <text:p><text:span text:style-name="T2">TA</text:span><text:span text:style-name="T3">: </text:span><text:span text:style-name="T3"><text:tab/></text:span><text:span text:style-name="T3"><text:tab/></text:span><text:span text:style-name="T3"><text:tab/></text:span><text:span text:style-name="T3"> <text:s text:c="2"/>Soumyajit Sah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Introduction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4">This course will teach you to build a modern Android app.</text:span></text:p>
              </text:list-item>
              <text:list-item>
                <text:p><text:span text:style-name="T4">We will focus on 3 components.</text:span></text:p>
              </text:list-item>
              <text:list-item>
                <text:p><text:span text:style-name="T5">App Development: </text:span><text:span text:style-name="T6">learn to develop an app with a responsive, efficient, and aesthetically pleasing UI.</text:span></text:p>
              </text:list-item>
              <text:list-item>
                <text:p><text:span text:style-name="T5">Sensor programming</text:span><text:span text:style-name="T6">: learn to tap into the Android sensor framework, and read and process data.</text:span></text:p>
              </text:list-item>
              <text:list-item>
                <text:p><text:span text:style-name="T5">Cloud Integration</text:span><text:span text:style-name="T6">: learn to integrate a cloud backend to your app. We‘ll use Amazon AW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Introduction: App Development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4">Learn to develop a single app for many form factors and devices.</text:span></text:p>
              </text:list-item>
              <text:list-item>
                <text:p><text:span text:style-name="T4">App development requires a good understanding of event-driven programming, the lifecycle of Android apps, about OS resources, efficiency and battery usage, etc.</text:span></text:p>
              </text:list-item>
              <text:list-item>
                <text:p><text:span text:style-name="T4">App development also forces you to think about aesthetics, the right use of colors and styles, and many design principles.</text:span></text:p>
              </text:list-item>
              <text:list-item>
                <text:p><text:span text:style-name="T4">This is a great way to actually learn general programming and design principl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Introduction: Sensor Programming</text:span></text:p>
          </draw:text-box>
        </draw:frame>
        <draw:frame presentation:style-name="pr4" draw:text-style-name="P5" draw:layer="layout" svg:width="24cm" svg:height="12.18cm" svg:x="2cm" svg:y="5cm" presentation:class="outline" presentation:user-transformed="true">
          <draw:text-box>
            <text:list text:style-name="L3">
              <text:list-item>
                <text:p><text:span text:style-name="T4">Android lets you tap into a variety of sensors.</text:span></text:p>
              </text:list-item>
              <text:list-item>
                <text:p><text:span text:style-name="T4">Accelerometers, magnetometers, gyroscopes, light sensors, even temperature and pressure.</text:span></text:p>
              </text:list-item>
              <text:list-item>
                <text:p><text:span text:style-name="T4">Android also lets you create custom sensor types that are based on existing hardware sensors.</text:span></text:p>
              </text:list-item>
              <text:list-item>
                <text:p><text:span text:style-name="T4">You will learn to read this raw data, process it to get some meaningful inform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Introduction: Cloud Backend</text:span></text:p>
          </draw:text-box>
        </draw:frame>
        <draw:frame presentation:style-name="pr4" draw:text-style-name="P5" draw:layer="layout" svg:width="24cm" svg:height="12.18cm" svg:x="2cm" svg:y="5cm" presentation:class="outline" presentation:user-transformed="true">
          <draw:text-box>
            <text:list text:style-name="L3">
              <text:list-item>
                <text:p><text:span text:style-name="T4">We‘ll learn how to integrate an AWS backend into our Android app.</text:span></text:p>
              </text:list-item>
              <text:list-item>
                <text:p><text:span text:style-name="T4">You‘ll learn the standard pattern of having a local database backed up on the cloud.</text:span></text:p>
              </text:list-item>
              <text:list-item>
                <text:p><text:span text:style-name="T4">Time permitting, we‘ll also do some standalone hands-on work on writing web servers in a couple of different framework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Project Details</text:span></text:p>
          </draw:text-box>
        </draw:frame>
        <draw:frame presentation:style-name="pr4" draw:text-style-name="P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<text:span text:style-name="T4">3 projects.</text:span></text:p>
              </text:list-item>
              <text:list-item>
                <text:p><text:span text:style-name="T4">Each project adds on to the </text:span><text:span text:style-name="T7">same</text:span><text:span text:style-name="T8"> app. You will be developing </text:span><text:span text:style-name="T9">one</text:span><text:span text:style-name="T10"> app over 10 weeks.</text:span></text:p>
              </text:list-item>
              <text:list-item>
                <text:p><text:span text:style-name="T10">Why only one app? You learn application system design principles: how to develop a single app piece by piece.</text:span></text:p>
              </text:list-item>
              <text:list-item>
                <text:p><text:span text:style-name="T10">In addition, we‘ll have checkpoints for projects where you‘re graded on your progres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Project Details</text:span></text:p>
          </draw:text-box>
        </draw:frame>
        <draw:frame presentation:style-name="pr4" draw:text-style-name="P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<text:span text:style-name="T4">We‘ll do short 10-minute presentations for Project 1, and then a longer presentation for the final app (which includes Project 3 material).</text:span></text:p>
              </text:list-item>
              <text:list-item>
                <text:p><text:span text:style-name="T4">I will pretend I‘m the client, and tell you what functionality I want from each project. </text:span></text:p>
              </text:list-item>
              <text:list-item>
                <text:p><text:span text:style-name="T4">You decide how to implement my features, whether you need to modify some of my instructions, and why you did so.</text:span></text:p>
              </text:list-item>
              <text:list-item>
                <text:p><text:span text:style-name="T4">You document your choices and discuss them in your presentation.</text:span></text:p>
              </text:list-item>
              <text:list-item>
                <text:p><text:span text:style-name="T4">This is your chance to not only polish up your programming skills and ability to work in a team, but also to show off!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Labs</text:span></text:p>
          </draw:text-box>
        </draw:frame>
        <draw:frame presentation:style-name="pr4" draw:text-style-name="P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<text:span text:style-name="T4">You will also have an in-class </text:span><text:span text:style-name="T5">lab session</text:span><text:span text:style-name="T4"> after each lecture. You won‘t be graded on this, but you will be asked to do certain tasks related to each lecture.</text:span></text:p>
              </text:list-item>
              <text:list-item>
                <text:p><text:span text:style-name="T4">The labs will be vital to understanding the concept discussed in that day‘s lecture!</text:span></text:p>
              </text:list-item>
              <text:list-item>
                <text:p><text:span text:style-name="T4">If you do the labs diligently, you will excel in your project.</text:span></text:p>
              </text:list-item>
              <text:list-item>
                <text:p><text:span text:style-name="T4">Your project presentations must go over project code. We‘ll be happy to do informal code reviews of your projects, but nothing in class (may chang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Administrative Details</text:span></text:p>
          </draw:text-box>
        </draw:frame>
        <draw:frame presentation:style-name="pr4" draw:text-style-name="P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<text:span text:style-name="T4">My office: MEB 3112. I will hold office hours in the class (MEB 3145) twice a week starting next week. As usual, I will be available on Slack.</text:span></text:p>
              </text:list-item>
              <text:list-item>
                <text:p><text:span text:style-name="T4">Soumyajit will hold office hours as well.</text:span></text:p>
              </text:list-item>
              <text:list-item>
                <text:p><text:span text:style-name="T4">We‘ll be doing ~1 hour of lab work most days, guided by me and Soumyajit.</text:span></text:p>
              </text:list-item>
              <text:list-item>
                <text:p><text:span text:style-name="T4">We will not be following a book for this course. I will be recommending free online tutorials occasionally, but these are optiona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 presentation:user-transformed="true">
          <draw:text-box>
            <text:p><text:span text:style-name="T3">Class Meeting Pattern</text:span></text:p>
          </draw:text-box>
        </draw:frame>
        <draw:frame presentation:style-name="pr4" draw:text-style-name="P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<text:span text:style-name="T4">Class is scheduled for Monday, Wednesday, 9 am to 12 pm (this includes lab time).</text:span></text:p>
              </text:list-item>
              <text:list-item>
                <text:p><text:span text:style-name="T5">Class will be in-person starting next week.</text:span></text:p>
              </text:list-item>
              <text:list-item>
                <text:p><text:span text:style-name="T4">Our classroom is MEB 3145.</text:span></text:p>
              </text:list-item>
              <text:list-item>
                <text:p><text:span text:style-name="T4">In-person lectures will also be livestreamed via Zoom, and recordings will be uploaded to Canvas.</text:span></text:p>
              </text:list-item>
              <text:list-item>
                <text:p><text:span text:style-name="T4">Please wear masks in class! My wife works with immunocompromised patie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3" draw:text-style-name="P7" draw:layer="layout" svg:width="24.599cm" svg:height="3.507cm" svg:x="2.2cm" svg:y="8.093cm" presentation:class="title" presentation:user-transformed="true">
          <draw:text-box>
            <text:p text:style-name="P6"><text:span text:style-name="T3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3" svg:font-family="'Open Sans'" style:font-adornments="Bold" style:font-family-generic="roman" style:font-pitch="variable"/>
    <style:font-face style:name="Open Sans5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4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Open Sans4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Open Sans4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Open Sans2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8-15T14:22:19.232000000</meta:creation-date>
    <meta:editing-duration>PT2H12M40S</meta:editing-duration>
    <meta:editing-cycles>91</meta:editing-cycles>
    <meta:generator>LibreOffice/7.0.3.1$Windows_X86_64 LibreOffice_project/d7547858d014d4cf69878db179d326fc3483e082</meta:generator>
    <dc:date>2021-08-22T19:00:54.637000000</dc:date>
    <meta:document-statistic meta:object-count="77"/>
  </office:meta>
</office:document-meta>
</file>

<file path=Settings/ColorTable.xml><?xml version="1.0" encoding="utf-8"?>
<ooo:color-table xmlns:ooo="http://openoffice.org/2004/office" xmlns:office="urn:oasis:names:tc:opendocument:xmlns:office:1.0" xmlns:draw="urn:oasis:names:tc:opendocument:xmlns:drawing:1.0" xmlns:xlink="http://www.w3.org/1999/xlink" xmlns:svg="http://www.w3.org/2000/svg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